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adcf7" draw:fill-color="#aadcf7" draw:textarea-horizontal-align="justify" draw:textarea-vertical-align="middle" draw:auto-grow-height="false" fo:min-height="3.65cm" fo:min-width="2.3cm"/>
    </style:style>
    <style:style style:name="gr2" style:family="graphic" style:parent-style-name="standard">
      <style:graphic-properties svg:stroke-color="#aadcf7" draw:fill-color="#aadcf7" draw:textarea-horizontal-align="justify" draw:textarea-vertical-align="middle" draw:auto-grow-height="false" fo:min-height="0.758cm" fo:min-width="2.302cm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699cm"/>
    </style:style>
    <style:style style:name="gr5" style:family="graphic" style:parent-style-name="standard">
      <style:graphic-properties svg:stroke-color="#aadcf7" draw:fill-color="#aadcf7" draw:textarea-horizontal-align="justify" draw:textarea-vertical-align="middle" draw:auto-grow-height="false" fo:min-height="1.164cm" fo:min-width="0.914cm"/>
    </style:style>
    <style:style style:name="gr6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2.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color="#aadcf7" draw:fill-color="#aadcf7" draw:textarea-horizontal-align="justify" draw:textarea-vertical-align="middle" draw:auto-grow-height="false" fo:min-height="3.55cm" fo:min-width="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aadcf7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8cm" svg:height="3.9cm" svg:x="12.2cm" svg:y="7.3cm">
          <draw:glue-point draw:id="4" svg:x="-5.002cm" svg:y="-2.5cm"/>
          <draw:glue-point draw:id="5" svg:x="-5.002cm" svg:y="2.5cm"/>
          <draw:glue-point draw:id="6" svg:x="-2.142cm" svg:y="-5cm"/>
          <text:p text:style-name="P1">acc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cm" svg:height="1.8cm" draw:transform="rotate (1.5709708597201) translate (9.3cm 11.75cm)">
          <draw:glue-point draw:id="8" svg:x="-5.002cm" svg:y="-3.1cm"/>
          <draw:glue-point draw:id="9" svg:x="-5cm" svg:y="3cm"/>
          <text:p text:style-name="P1">MUX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" draw:text-style-name="P3" draw:layer="layout" svg:x1="11.099cm" svg:y1="9.25cm" svg:x2="12.2cm" svg:y2="9.25cm" draw:start-shape="id1" draw:start-glue-point="5" draw:end-shape="id2" draw:end-glue-point="3" svg:d="M11099 9250h1101" svg:viewBox="0 0 1102 1">
          <text:p/>
        </draw:connector>
        <draw:frame draw:style-name="gr4" draw:text-style-name="P4" xml:id="id5" draw:id="id5" draw:layer="layout" svg:width="3.199cm" svg:height="0.954cm" svg:x="1.001cm" svg:y="10.27cm">
          <draw:text-box>
            <text:p>α [nb-1:0]</text:p>
          </draw:text-box>
        </draw:frame>
        <draw:frame draw:style-name="gr4" draw:text-style-name="P4" xml:id="id3" draw:id="id3" draw:layer="layout" svg:width="4.731cm" svg:height="0.954cm" svg:x="0.802cm" svg:y="7.22cm">
          <draw:text-box>
            <text:p>h_step [nb-1:0]</text:p>
          </draw:text-box>
        </draw:frame>
        <draw:custom-shape draw:style-name="gr5" draw:text-style-name="P2" xml:id="id4" draw:id="id4" draw:layer="layout" svg:width="2cm" svg:height="2cm" svg:x="6.4cm" svg:y="6.7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5.533cm" svg:y1="7.697cm" svg:x2="6.4cm" svg:y2="7.7cm" draw:start-shape="id3" draw:start-glue-point="1" draw:end-shape="id4" draw:end-glue-point="6" svg:d="M5533 7697h433v3h434" svg:viewBox="0 0 868 4">
          <text:p/>
        </draw:connector>
        <draw:connector draw:style-name="gr3" draw:text-style-name="P3" draw:layer="layout" svg:x1="8.4cm" svg:y1="7.7cm" svg:x2="9.299cm" svg:y2="7.7cm" draw:start-shape="id4" draw:start-glue-point="10" draw:end-shape="id1" draw:end-glue-point="8" svg:d="M8400 7700h899" svg:viewBox="0 0 900 1">
          <text:p/>
        </draw:connector>
        <draw:connector draw:style-name="gr3" draw:text-style-name="P3" draw:layer="layout" svg:x1="4.2cm" svg:y1="10.747cm" svg:x2="9.299cm" svg:y2="10.75cm" draw:start-shape="id5" draw:start-glue-point="1" draw:end-shape="id1" draw:end-glue-point="9" svg:d="M4200 10747h2549v3h2550" svg:viewBox="0 0 5100 4">
          <text:p/>
        </draw:connector>
        <draw:connector draw:style-name="gr6" draw:text-style-name="P3" draw:layer="layout" draw:line-skew="0cm -0.599cm" svg:x1="15cm" svg:y1="9.25cm" svg:x2="7.4cm" svg:y2="6.7cm" draw:start-shape="id2" draw:start-glue-point="1" draw:end-shape="id4" svg:d="M15000 9250h501v-3650h-8101v1100" svg:viewBox="0 0 8102 3651">
          <text:p/>
        </draw:connector>
        <draw:custom-shape draw:style-name="gr5" draw:text-style-name="P2" xml:id="id7" draw:id="id7" draw:layer="layout" svg:width="2cm" svg:height="2cm" svg:x="16.8cm" svg:y="8.25cm">
          <text:p text:style-name="P1">&l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6" draw:id="id6" draw:layer="layout" svg:width="3.4cm" svg:height="1.5cm" svg:x="20.2cm" svg:y="8.5cm">
          <text:p text:style-name="P1">max_addr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0.2cm" svg:y1="9.25cm" svg:x2="18.8cm" svg:y2="9.25cm" draw:start-shape="id6" draw:start-glue-point="3" draw:end-shape="id7" draw:end-glue-point="10" svg:d="M20200 9250h-1400" svg:viewBox="0 0 1401 1">
          <text:p/>
        </draw:connector>
        <draw:connector draw:style-name="gr6" draw:text-style-name="P3" draw:layer="layout" svg:x1="15cm" svg:y1="9.25cm" svg:x2="16.8cm" svg:y2="9.25cm" draw:start-shape="id2" draw:start-glue-point="1" draw:end-shape="id7" draw:end-glue-point="6" svg:d="M15000 9250h1800" svg:viewBox="0 0 1801 1">
          <text:p/>
        </draw:connector>
        <draw:custom-shape draw:style-name="gr5" draw:text-style-name="P2" xml:id="id8" draw:id="id8" draw:layer="layout" svg:width="2cm" svg:height="2cm" svg:x="9.2cm" svg:y="12.2cm">
          <text:p text:style-name="P1">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17.8cm" svg:y1="10.25cm" svg:x2="11.2cm" svg:y2="13.2cm" draw:start-shape="id7" draw:start-glue-point="8" draw:end-shape="id8" draw:end-glue-point="10" svg:d="M17800 10250v2950h-6600" svg:viewBox="0 0 6601 2951">
          <text:p/>
        </draw:connector>
        <draw:connector draw:style-name="gr8" draw:text-style-name="P3" draw:layer="layout" svg:x1="10.2cm" svg:y1="12.2cm" svg:x2="10.199cm" svg:y2="11.125cm" draw:start-shape="id8" draw:start-glue-point="4" draw:end-shape="id1" draw:end-glue-point="6" svg:d="M10200 12200v-225h-1v-850" svg:viewBox="0 0 2 1076">
          <text:p/>
        </draw:connector>
        <draw:frame draw:style-name="gr9" draw:text-style-name="P4" xml:id="id9" draw:id="id9" draw:layer="layout" svg:width="1.738cm" svg:height="0.954cm" svg:x="2.162cm" svg:y="15.97cm">
          <draw:text-box>
            <text:p>start</text:p>
          </draw:text-box>
        </draw:frame>
        <draw:connector draw:style-name="gr8" draw:text-style-name="P3" draw:layer="layout" svg:x1="3.9cm" svg:y1="16.447cm" svg:x2="9.2cm" svg:y2="13.2cm" draw:start-shape="id9" draw:start-glue-point="1" draw:end-shape="id8" draw:end-glue-point="6" svg:d="M3900 16447h2650v-3247h2650" svg:viewBox="0 0 5301 3248">
          <text:p/>
        </draw:connector>
        <draw:frame draw:style-name="gr9" draw:text-style-name="P4" xml:id="id10" draw:id="id10" draw:layer="layout" svg:width="5.971cm" svg:height="0.954cm" svg:x="22.729cm" svg:y="5.12cm">
          <draw:text-box>
            <text:p>coeff_addr [nb+3:0]</text:p>
          </draw:text-box>
        </draw:frame>
        <draw:connector draw:style-name="gr6" draw:text-style-name="P3" draw:layer="layout" draw:line-skew="-3.365cm" svg:x1="15cm" svg:y1="9.25cm" svg:x2="22.729cm" svg:y2="5.597cm" draw:start-shape="id2" draw:start-glue-point="1" draw:end-shape="id10" draw:end-glue-point="3" svg:d="M15000 9250h500v-3653h7229" svg:viewBox="0 0 7730 3654">
          <text:p/>
        </draw:connector>
        <draw:custom-shape draw:style-name="gr10" draw:text-style-name="P2" xml:id="id11" draw:id="id11" draw:layer="layout" svg:width="2.5cm" svg:height="3.8cm" svg:x="21.5cm" svg:y="13.6cm">
          <draw:glue-point draw:id="4" svg:x="-5.002cm" svg:y="-2.5cm"/>
          <draw:glue-point draw:id="5" svg:x="-5.002cm" svg:y="2.5cm"/>
          <draw:glue-point draw:id="6" svg:x="-2.142cm" svg:y="-5cm"/>
          <draw:glue-point draw:id="7" svg:x="5.004cm" svg:y="-2.631cm"/>
          <draw:glue-point draw:id="8" svg:x="5.004cm" svg:y="2.368cm"/>
          <text:p text:style-name="P1">toggle</text:p>
          <text:p text:style-name="P1">reg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3.9cm" svg:y1="16.447cm" svg:x2="21.5cm" svg:y2="16.45cm" draw:start-shape="id9" draw:start-glue-point="1" draw:end-shape="id11" draw:end-glue-point="5" svg:d="M3900 16447h8800v3h8800" svg:viewBox="0 0 17601 4">
          <text:p/>
        </draw:connector>
        <draw:connector draw:style-name="gr8" draw:text-style-name="P3" draw:layer="layout" svg:x1="17.8cm" svg:y1="10.25cm" svg:x2="21.5cm" svg:y2="14.55cm" draw:start-shape="id7" draw:start-glue-point="8" draw:end-shape="id11" draw:end-glue-point="4" svg:d="M17800 10250v4300h3700" svg:viewBox="0 0 3701 4301">
          <text:p/>
        </draw:connector>
        <draw:frame draw:style-name="gr9" draw:text-style-name="P4" draw:layer="layout" svg:width="1.755cm" svg:height="0.878cm" svg:x="19.8cm" svg:y="16.6cm">
          <draw:text-box>
            <text:p><text:span text:style-name="T1">res</text:span><text:span text:style-name="T1">et</text:span></text:p>
          </draw:text-box>
        </draw:frame>
        <draw:frame draw:style-name="gr9" draw:text-style-name="P4" draw:layer="layout" svg:width="2.369cm" svg:height="0.878cm" svg:x="19.2cm" svg:y="14.7cm">
          <draw:text-box>
            <text:p><text:span text:style-name="T1">~toggle</text:span></text:p>
          </draw:text-box>
        </draw:frame>
        <draw:frame draw:style-name="gr11" draw:text-style-name="P4" xml:id="id13" draw:id="id13" draw:layer="layout" svg:width="1.662cm" svg:height="0.954cm" svg:x="26cm" svg:y="15.92cm">
          <draw:text-box>
            <text:p>side</text:p>
          </draw:text-box>
        </draw:frame>
        <draw:frame draw:style-name="gr12" draw:text-style-name="P4" xml:id="id12" draw:id="id12" draw:layer="layout" svg:width="1.874cm" svg:height="0.954cm" svg:x="25.9cm" svg:y="14.02cm">
          <draw:text-box>
            <text:p>en_c</text:p>
          </draw:text-box>
        </draw:frame>
        <draw:connector draw:style-name="gr8" draw:text-style-name="P3" draw:layer="layout" svg:x1="24cm" svg:y1="14.501cm" svg:x2="25.9cm" svg:y2="14.497cm" draw:start-shape="id11" draw:start-glue-point="7" draw:end-shape="id12" svg:d="M24000 14501h951v-4h949" svg:viewBox="0 0 1901 5">
          <text:p/>
        </draw:connector>
        <draw:connector draw:style-name="gr8" draw:text-style-name="P3" draw:layer="layout" svg:x1="24cm" svg:y1="16.399cm" svg:x2="26cm" svg:y2="16.397cm" draw:start-shape="id11" draw:start-glue-point="8" draw:end-shape="id13" svg:d="M24000 16399h1001v-2h999" svg:viewBox="0 0 2001 3">
          <text:p/>
        </draw:connector>
        <draw:frame draw:style-name="gr9" draw:text-style-name="P4" xml:id="id14" draw:id="id14" draw:layer="layout" svg:width="2.085cm" svg:height="0.954cm" svg:x="25.8cm" svg:y="12.72cm">
          <draw:text-box>
            <text:p>en_m</text:p>
          </draw:text-box>
        </draw:frame>
        <draw:connector draw:style-name="gr8" draw:text-style-name="P3" draw:layer="layout" svg:x1="17.8cm" svg:y1="10.25cm" svg:x2="25.8cm" svg:y2="13.197cm" draw:start-shape="id7" draw:start-glue-point="8" draw:end-shape="id14" draw:end-glue-point="3" svg:d="M17800 10250v2947h8000" svg:viewBox="0 0 8001 29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8T11:44:46.368160578</meta:creation-date>
    <dc:date>2019-12-04T12:36:06.934986043</dc:date>
    <meta:editing-duration>PT1H6M26S</meta:editing-duration>
    <meta:editing-cycles>25</meta:editing-cycles>
    <meta:generator>LibreOffice/5.3.6.1$Linux_X86_64 LibreOffice_project/30$Build-1</meta:generator>
    <meta:document-statistic meta:object-count="32"/>
  </office:meta>
</office:document-meta>
</file>